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3.136000000000000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3.136000000000000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12975"/>
          <table:table-cell office:value-type="float" office:value="0.414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958.0"/>
          <table:table-cell office:value-type="float" office:value="1295.0"/>
          <table:table-cell office:value-type="float" office:value="8532.0"/>
          <table:table-cell office:value-type="float" office:value="29995.0"/>
          <table:table-cell office:value-type="float" office:value="974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851.0"/>
          <table:table-cell office:value-type="float" office:value="71718.0"/>
          <table:table-cell office:value-type="float" office:value="64374.0"/>
          <table:table-cell office:value-type="float" office:value="48875.0"/>
          <table:table-cell office:value-type="float" office:value="13771.0"/>
          <table:table-cell office:value-type="float" office:value="253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946418"/>
          <table:table-cell office:value-type="float" office:value="0.2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39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4196.0"/>
          <table:table-cell office:value-type="float" office:value="63103.0"/>
          <table:table-cell office:value-type="float" office:value="47691.0"/>
          <table:table-cell office:value-type="string">
            <text:p/>
          </table:table-cell>
          <table:table-cell office:value-type="string">
            <text:p/>
          </table:table-cell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4.88988"/>
          <table:table-cell office:value-type="float" office:value="4.21"/>
          <table:table-cell office:value-type="float" office:value="3.89"/>
          <table:table-cell office:value-type="float" office:value="141220.0"/>
          <table:table-cell office:value-type="float" office:value="0.0"/>
          <table:table-cell office:value-type="float" office:value="317.0"/>
          <table:table-cell office:value-type="float" office:value="14394.0"/>
          <table:table-cell office:value-type="float" office:value="156566.0"/>
          <table:table-cell office:value-type="float" office:value="8532.0"/>
          <table:table-cell office:value-type="float" office:value="30005.0"/>
          <table:table-cell office:value-type="float" office:value="974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851.0"/>
          <table:table-cell office:value-type="float" office:value="71718.0"/>
          <table:table-cell office:value-type="float" office:value="64374.0"/>
          <table:table-cell office:value-type="float" office:value="48875.0"/>
          <table:table-cell office:value-type="float" office:value="13771.0"/>
          <table:table-cell office:value-type="float" office:value="253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99905"/>
          <table:table-cell office:value-type="float" office:value="2.282"/>
          <table:table-cell office:value-type="float" office:value="1.99"/>
          <table:table-cell office:value-type="float" office:value="74072.0"/>
          <table:table-cell office:value-type="float" office:value="0.0"/>
          <table:table-cell office:value-type="float" office:value="102.0"/>
          <table:table-cell office:value-type="float" office:value="3702.0"/>
          <table:table-cell office:value-type="float" office:value="78098.0"/>
          <table:table-cell office:value-type="float" office:value="8532.0"/>
          <table:table-cell office:value-type="float" office:value="30003.0"/>
          <table:table-cell office:value-type="float" office:value="974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851.0"/>
          <table:table-cell office:value-type="float" office:value="71718.0"/>
          <table:table-cell office:value-type="float" office:value="64374.0"/>
          <table:table-cell office:value-type="float" office:value="48875.0"/>
          <table:table-cell office:value-type="float" office:value="13771.0"/>
          <table:table-cell office:value-type="float" office:value="253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71566"/>
          <table:table-cell office:value-type="float" office:value="2.038"/>
          <table:table-cell office:value-type="float" office:value="1.7"/>
          <table:table-cell office:value-type="float" office:value="55103.0"/>
          <table:table-cell office:value-type="float" office:value="0.0"/>
          <table:table-cell office:value-type="float" office:value="136.0"/>
          <table:table-cell office:value-type="float" office:value="6334.0"/>
          <table:table-cell office:value-type="float" office:value="62385.0"/>
          <table:table-cell office:value-type="float" office:value="8532.0"/>
          <table:table-cell office:value-type="float" office:value="29996.0"/>
          <table:table-cell office:value-type="float" office:value="974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851.0"/>
          <table:table-cell office:value-type="float" office:value="71718.0"/>
          <table:table-cell office:value-type="float" office:value="64374.0"/>
          <table:table-cell office:value-type="float" office:value="48875.0"/>
          <table:table-cell office:value-type="float" office:value="13771.0"/>
          <table:table-cell office:value-type="float" office:value="253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